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="0.74pt dotte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dotte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dotted #000000" style:vertical-align="middle"/>
    </style:style>
    <style:style style:name="ce6" style:family="table-cell" style:parent-style-name="Default">
      <style:table-cell-properties style:text-align-source="fix" style:repeat-content="false" fo:wrap-option="wrap" fo:border="0.74pt dotte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b2b2b2" style:text-align-source="fix" style:repeat-content="false" fo:border="0.74pt dotted #000000" style:vertical-align="middle"/>
      <style:paragraph-properties fo:text-align="center" fo:margin-left="0cm"/>
      <style:text-properties fo:color="#b2b2b2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2b2b2" style:text-align-source="fix" style:repeat-content="false" fo:border="0.74pt dotte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style:text-align-source="fix" style:repeat-content="false" fo:border="0.74pt dotte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Matriz de Decisão de Carreira</text:p>
          </table:table-cell>
          <table:table-cell table:number-columns-repeated="1022"/>
        </table:table-row>
        <table:table-row table:style-name="ro3">
          <table:table-cell/>
          <table:table-cell table:style-name="ce3" office:value-type="string" calcext:value-type="string">
            <text:p>MDC</text:p>
          </table:table-cell>
          <table:table-cell table:style-name="ce6" office:value-type="string" calcext:value-type="string">
            <text:p>Equilíbrio vida pessoal e profissional</text:p>
          </table:table-cell>
          <table:table-cell table:style-name="ce7" office:value-type="string" calcext:value-type="string">
            <text:p>Cultura</text:p>
          </table:table-cell>
          <table:table-cell table:style-name="ce7" office:value-type="string" calcext:value-type="string">
            <text:p>Remuneração</text:p>
          </table:table-cell>
          <table:table-cell table:style-name="ce7" office:value-type="string" calcext:value-type="string">
            <text:p>Benefícios</text:p>
          </table:table-cell>
          <table:table-cell table:style-name="ce7" office:value-type="string" calcext:value-type="string">
            <text:p>Informalidade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Score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Peso &gt;&gt;&gt;&gt;&gt;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C4:.G4])" office:value-type="float" office:value="18" calcext:value-type="float">
            <text:p>18</text:p>
          </table:table-cell>
          <table:table-cell table:style-name="ce12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Fintech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7" table:formula="of:=[.C5]*[.C$4]+[.D5]*[.D$4]+[.E5]*[.E$4]+[.F5]*[.F$4]+[.G5]*[.G$4]" office:value-type="float" office:value="77" calcext:value-type="float">
            <text:p>77</text:p>
          </table:table-cell>
          <table:table-cell table:style-name="ce13" table:formula="of:=[.H5]/[.H$4]" office:value-type="float" office:value="4.27777777777778" calcext:value-type="float">
            <text:p>4,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tartup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7" table:formula="of:=[.C6]*[.C$4]+[.D6]*[.D$4]+[.E6]*[.E$4]+[.F6]*[.F$4]+[.G6]*[.G$4]" office:value-type="float" office:value="46" calcext:value-type="float">
            <text:p>46</text:p>
          </table:table-cell>
          <table:table-cell table:style-name="ce13" table:formula="of:=[.H6]/[.H$4]" office:value-type="float" office:value="2.55555555555556" calcext:value-type="float">
            <text:p>2,6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Banco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7" table:formula="of:=[.C7]*[.C$4]+[.D7]*[.D$4]+[.E7]*[.E$4]+[.F7]*[.F$4]+[.G7]*[.G$4]" office:value-type="float" office:value="73" calcext:value-type="float">
            <text:p>73</text:p>
          </table:table-cell>
          <table:table-cell table:style-name="ce13" table:formula="of:=[.H7]/[.H$4]" office:value-type="float" office:value="4.05555555555556" calcext:value-type="float">
            <text:p>4,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" table:number-columns-repeated="5"/>
          <table:table-cell table:style-name="ce11"/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4:34:19.053115947</meta:creation-date>
    <meta:generator>LibreOffice/6.4.7.2$Linux_X86_64 LibreOffice_project/40$Build-2</meta:generator>
    <dc:date>2022-01-04T14:50:29.074122587</dc:date>
    <meta:editing-duration>PT16M10S</meta:editing-duration>
    <meta:editing-cycles>5</meta:editing-cycles>
    <meta:document-statistic meta:table-count="1" meta:cell-count="40" meta:object-count="0"/>
  </office:meta>
</office:document-meta>
</file>